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e889" officeooo:paragraph-rsid="0015e889"/>
    </style:style>
    <style:style style:name="P2" style:family="paragraph" style:parent-style-name="Standard">
      <style:text-properties officeooo:rsid="0015e889" officeooo:paragraph-rsid="001941e3"/>
    </style:style>
    <style:style style:name="P3" style:family="paragraph" style:parent-style-name="Standard">
      <style:text-properties officeooo:rsid="0015e889" officeooo:paragraph-rsid="001bfc07"/>
    </style:style>
    <style:style style:name="P4" style:family="paragraph" style:parent-style-name="Standard">
      <style:text-properties officeooo:rsid="0015e889" officeooo:paragraph-rsid="001f22b4"/>
    </style:style>
    <style:style style:name="P5" style:family="paragraph" style:parent-style-name="Standard">
      <style:text-properties officeooo:rsid="001941e3" officeooo:paragraph-rsid="001a3891"/>
    </style:style>
    <style:style style:name="P6" style:family="paragraph" style:parent-style-name="Standard">
      <style:text-properties officeooo:rsid="001941e3" officeooo:paragraph-rsid="001a5744"/>
    </style:style>
    <style:style style:name="P7" style:family="paragraph" style:parent-style-name="Standard">
      <style:text-properties officeooo:rsid="001941e3" officeooo:paragraph-rsid="001bfc07"/>
    </style:style>
    <style:style style:name="P8" style:family="paragraph" style:parent-style-name="Standard">
      <style:text-properties officeooo:rsid="001941e3" officeooo:paragraph-rsid="001da569"/>
    </style:style>
    <style:style style:name="P9" style:family="paragraph" style:parent-style-name="Standard">
      <style:text-properties officeooo:rsid="00333bc0" officeooo:paragraph-rsid="00333bc0"/>
    </style:style>
    <style:style style:name="P10" style:family="paragraph" style:parent-style-name="Standard">
      <style:text-properties officeooo:rsid="004201bd" officeooo:paragraph-rsid="004201bd"/>
    </style:style>
    <style:style style:name="P11" style:family="paragraph" style:parent-style-name="Standard">
      <style:text-properties officeooo:rsid="004201bd" officeooo:paragraph-rsid="00458d88"/>
    </style:style>
    <style:style style:name="P12" style:family="paragraph" style:parent-style-name="Standard">
      <style:text-properties officeooo:rsid="00458d88" officeooo:paragraph-rsid="00458d88"/>
    </style:style>
    <style:style style:name="P13" style:family="paragraph" style:parent-style-name="Standard">
      <style:text-properties officeooo:rsid="00458d88" officeooo:paragraph-rsid="00477382"/>
    </style:style>
    <style:style style:name="P1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941e3" officeooo:paragraph-rsid="001b2ae1"/>
    </style:style>
    <style:style style:name="P1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5e889" officeooo:paragraph-rsid="001bfc07"/>
    </style:style>
    <style:style style:name="P1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33bc0" officeooo:paragraph-rsid="00333bc0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</style:style>
    <style:style style:name="T1" style:family="text">
      <style:text-properties officeooo:rsid="0017c636"/>
    </style:style>
    <style:style style:name="T2" style:family="text">
      <style:text-properties officeooo:rsid="001941e3"/>
    </style:style>
    <style:style style:name="T3" style:family="text">
      <style:text-properties officeooo:rsid="001e7107"/>
    </style:style>
    <style:style style:name="T4" style:family="text">
      <style:text-properties officeooo:rsid="001f22b4"/>
    </style:style>
    <style:style style:name="T5" style:family="text">
      <style:text-properties officeooo:rsid="001f852d"/>
    </style:style>
    <style:style style:name="T6" style:family="text">
      <style:text-properties officeooo:rsid="001fa8f7"/>
    </style:style>
    <style:style style:name="T7" style:family="text">
      <style:text-properties officeooo:rsid="00216d2d"/>
    </style:style>
    <style:style style:name="T8" style:family="text">
      <style:text-properties officeooo:rsid="00220ce2"/>
    </style:style>
    <style:style style:name="T9" style:family="text">
      <style:text-properties officeooo:rsid="00220ef2"/>
    </style:style>
    <style:style style:name="T10" style:family="text">
      <style:text-properties officeooo:rsid="00231d14"/>
    </style:style>
    <style:style style:name="T11" style:family="text">
      <style:text-properties officeooo:rsid="002435be"/>
    </style:style>
    <style:style style:name="T12" style:family="text">
      <style:text-properties officeooo:rsid="0025d87d"/>
    </style:style>
    <style:style style:name="T13" style:family="text">
      <style:text-properties officeooo:rsid="002f4f15"/>
    </style:style>
    <style:style style:name="T14" style:family="text">
      <style:text-properties officeooo:rsid="00305b4f"/>
    </style:style>
    <style:style style:name="T15" style:family="text">
      <style:text-properties officeooo:rsid="0030ef7c"/>
    </style:style>
    <style:style style:name="T16" style:family="text">
      <style:text-properties officeooo:rsid="0033aef8"/>
    </style:style>
    <style:style style:name="T17" style:family="text">
      <style:text-properties officeooo:rsid="0034deee"/>
    </style:style>
    <style:style style:name="T18" style:family="text">
      <style:text-properties officeooo:rsid="00359f5c"/>
    </style:style>
    <style:style style:name="T19" style:family="text">
      <style:text-properties officeooo:rsid="00366067"/>
    </style:style>
    <style:style style:name="T20" style:family="text">
      <style:text-properties officeooo:rsid="003785ac"/>
    </style:style>
    <style:style style:name="T21" style:family="text">
      <style:text-properties officeooo:rsid="00394357"/>
    </style:style>
    <style:style style:name="T22" style:family="text">
      <style:text-properties officeooo:rsid="0039836b"/>
    </style:style>
    <style:style style:name="T23" style:family="text">
      <style:text-properties officeooo:rsid="003af92e"/>
    </style:style>
    <style:style style:name="T24" style:family="text">
      <style:text-properties officeooo:rsid="003c9113"/>
    </style:style>
    <style:style style:name="T25" style:family="text">
      <style:text-properties officeooo:rsid="003caad2"/>
    </style:style>
    <style:style style:name="T26" style:family="text">
      <style:text-properties officeooo:rsid="003dd4d1"/>
    </style:style>
    <style:style style:name="T27" style:family="text">
      <style:text-properties officeooo:rsid="0041ba68"/>
    </style:style>
    <style:style style:name="T28" style:family="text">
      <style:text-properties officeooo:rsid="004201bd"/>
    </style:style>
    <style:style style:name="T29" style:family="text">
      <style:text-properties officeooo:rsid="00420eba"/>
    </style:style>
    <style:style style:name="T30" style:family="text">
      <style:text-properties officeooo:rsid="0043b0fb"/>
    </style:style>
    <style:style style:name="T31" style:family="text">
      <style:text-properties officeooo:rsid="0043bf60"/>
    </style:style>
    <style:style style:name="T32" style:family="text">
      <style:text-properties officeooo:rsid="00452eab"/>
    </style:style>
    <style:style style:name="T33" style:family="text">
      <style:text-properties officeooo:rsid="00458d88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→ Software ist immateriell. Man kann die Struktur und Bestandteile einer Software</text:p>
      <text:p text:style-name="P1"><text:tab/>nicht anfasse<text:span text:style-name="T1">n.</text:span></text:p>
      <text:p text:style-name="P1"><text:tab/>→<text:span text:style-name="T1"> Weder der Projektleiter noch der Kunde können sich einen „Baufortschritt“ über die <text:tab/><text:tab/><text:tab/>Software verschaffen.</text:span></text:p>
      <text:p text:style-name="P1"><text:tab/>→<text:span text:style-name="T1"> Auch die Komplexität und der Arbeitsaufwand der in der Software steckt sind nicht <text:tab/><text:tab/><text:tab/>ersichtlich.</text:span></text:p>
      <text:p text:style-name="P1">→<text:span text:style-name="T1"> Korrektheit</text:span></text:p>
      <text:p text:style-name="P1"><text:tab/>→<text:span text:style-name="T1"> Die Software muss genau so funktionieren, wie sie in der Spezifikation vorgeschrieben <text:tab/><text:tab/>wurde.</text:span></text:p>
      <text:p text:style-name="P1">→<text:span text:style-name="T1"> Zuverlässigkeit </text:span></text:p>
      <text:p text:style-name="P1"><text:tab/>→<text:span text:style-name="T1"> Die Software ist dauerhaft Einsetzbar.</text:span></text:p>
      <text:p text:style-name="P1">→<text:span text:style-name="T1"> Robustheit</text:span></text:p>
      <text:p text:style-name="P1"><text:tab/>→<text:span text:style-name="T1"> Ist die Bedienung der Software fehlerhaft oder ein angeschlossenes System verhält sich <text:tab/><text:tab/>unerwartet, wird verhindert, <text:s/>dass die Software inkonsistente Daten und/oder <text:tab/><text:tab/><text:tab/>unkontrollierte Fehler produziert.</text:span></text:p>
      <text:p text:style-name="P1">→<text:span text:style-name="T2"> Usability (Gebrauchstauglichkeit)</text:span></text:p>
      <text:p text:style-name="P1"><text:tab/>→<text:span text:style-name="T2"> Benutzerfreundliche Software durch einfache Benutzbarkeit von Anwendern.</text:span></text:p>
      <text:p text:style-name="P1">→<text:span text:style-name="T2"> Wartbarkeit</text:span></text:p>
      <text:p text:style-name="P1"><text:tab/>→<text:span text:style-name="T2"> Durchführung von Änderung an der Software ist wirtschaftlich sinnvoll durchführbar.</text:span></text:p>
      <text:p text:style-name="P1"><text:tab/>→<text:span text:style-name="T2"> Wartbarkeit hängt von der Struktur und der Dokumentation ab.</text:span></text:p>
      <text:p text:style-name="P2">→<text:span text:style-name="T2">Wiederverwendbarkeit</text:span></text:p>
      <text:p text:style-name="P5">→ Portierbarkeit </text:p>
      <text:p text:style-name="P5"><text:tab/>→ Software für eine andere Plattform lauffähig machen (portieren).</text:p>
      <text:p text:style-name="P6">→ Interoperabilität</text:p>
      <text:p text:style-name="P14"><text:tab/>→ Ein System, das sich leicht in andere Systeme integrieren lässt.</text:p>
      <text:p text:style-name="P3"/>
      <text:p text:style-name="P7">--Softwaretechnik (Software Engineering)--</text:p>
      <text:p text:style-name="P8"><text:s/>→ SE = strukturierte und methodische Planung, Erstellung und Weiterentwicklung von </text:p>
      <text:p text:style-name="P8"><text:tab/><text:tab/>Softwaresystemen sowie deren Betrieb.</text:p>
      <text:p text:style-name="P3">→<text:span text:style-name="T3"> Softwarekrise (bezeichnet Mitte der 60er Jahre ein auftretendes Phänomen)</text:span></text:p>
      <text:p text:style-name="P4"><text:tab/>→<text:span text:style-name="T4"> Aufkommen von PCs dadurch Günstige Anschaffung der HW.</text:span></text:p>
      <text:p text:style-name="P4"><text:tab/>→<text:span text:style-name="T3"> Kosten für die Software überstiegen Kosten für die Hardware.</text:span></text:p>
      <text:p text:style-name="P3"><text:tab/>→<text:span text:style-name="T4"> erste große gescheiterte Software-Projekte.</text:span></text:p>
      <text:p text:style-name="P3"><text:tab/><text:tab/>→<text:span text:style-name="T5"> Umfang und Komplexität der Softwareerstellung benötigt neue Methoden und <text:tab/><text:tab/><text:tab/>Planung.</text:span></text:p>
      <text:p text:style-name="P7"><text:s/><text:tab/><text:tab/><text:tab/>→ der Begriff Software Engineering wurde geprägt, mit dessen neu </text:p>
      <text:p text:style-name="P3"><text:tab/><text:tab/><text:tab/><text:tab/><text:span text:style-name="T7">entwickelten Methoden und Prinzipien die Krise Überwunden wurde.</text:span></text:p>
      <text:p text:style-name="P3">→<text:span text:style-name="T6"> Einsatz von: Prinzipien, Werkzeuge und Methoden.</text:span></text:p>
      <text:p text:style-name="P3">→<text:span text:style-name="T8"> immateriell: Keine physikalische oder natürliche grenzen. Dadurch ist die Mächtigkeit von <text:tab/>Softwaresystemen abhängig von der Abstraktions- und Kommunikationsfähigkeit der <text:tab/>Entwickler.</text:span></text:p>
      <text:p text:style-name="P3">→<text:span text:style-name="T9"> Kernprinzip des SE ist: Aufteilung des Softwareteams in der Softwareentwicklung auf <text:tab/>verschiedene Rollen.</text:span></text:p>
      <text:p text:style-name="P3">→<text:span text:style-name="T10"> Patterns: Einsatz von Strukturen die sich bereits in anderen Projekten bewährt haben.</text:span></text:p>
      <text:p text:style-name="P3">→<text:span text:style-name="T11"> Zukünftige Entwicklungen werden weitere Methoden und Werkzeuge hervorbringen.</text:span></text:p>
      <text:p text:style-name="P3"><text:tab/>→<text:span text:style-name="T12"> Software Engineering Forschung beschäftigt sich mit der Weiterentwicklung bestehender </text:span></text:p>
      <text:p text:style-name="P15"><text:tab/><text:tab/><text:span text:style-name="T12">und der Neuentwicklung von Methoden und Werkzeugen.</text:span></text:p>
      <text:p text:style-name="P3"/>
      <text:p text:style-name="P3">--<text:span text:style-name="T13">Risiken und typische Probleme</text:span></text:p>
      <text:p text:style-name="P3">→<text:span text:style-name="T14"> entstehen durch: Komplexität industrieller Softwaresystemen, immaterialität, Erwartunshaltung</text:span></text:p>
      <text:p text:style-name="P3"><text:tab/><text:span text:style-name="T15">von Auftraggeber und Endanwender.</text:span></text:p>
      <text:p text:style-name="P3"><text:tab/>→<text:span text:style-name="T15"> Siehe oben</text:span></text:p>
      <text:p text:style-name="P3"><text:soft-page-break/>→<text:span text:style-name="T15"> Abbruch des Softwaresystems noch vor Fertigstellung.</text:span></text:p>
      <text:p text:style-name="P3">→<text:span text:style-name="T15"> Software wird ausgeliefert, kann aber nicht eingesetzt werden.</text:span></text:p>
      <text:p text:style-name="P15">→<text:span text:style-name="T15"> Wartung und Weiterentwicklung führen zu mehr Fehler als das Fehler behoben werden.</text:span></text:p>
      <text:p text:style-name="P3"/>
      <text:p text:style-name="P9">--Ursachenforschung--</text:p>
      <text:p text:style-name="P9">→ <text:span text:style-name="T16">Bei SE ist ein genaues Planen, wie: Kosten, konkreter Funktionsumfang, technische Design,</text:span></text:p>
      <text:p text:style-name="P9"><text:tab/><text:span text:style-name="T16">nicht möglich.</text:span></text:p>
      <text:p text:style-name="P9"><text:tab/>→<text:span text:style-name="T17"> SE ist also ein stark Erkenntnis getriebener Prozess (Erkenntnis kommt im Laufe der </text:span></text:p>
      <text:p text:style-name="P9"><text:tab/><text:tab/><text:span text:style-name="T17">Entwicklung).</text:span></text:p>
      <text:p text:style-name="P9">→<text:span text:style-name="T19"> Einige Anforderungen an das System kann erst im laufe des Entwicklungsprozess erkannt <text:tab/>werden.</text:span></text:p>
      <text:p text:style-name="P9">→<text:span text:style-name="T20"> Anforderungen an das System sind nicht klar. Anwender erkennen erst nach Benutzung einer</text:span></text:p>
      <text:p text:style-name="P9"><text:tab/><text:span text:style-name="T20">ersten Version, welche Funktionalität noch fehlt.</text:span></text:p>
      <text:p text:style-name="P9">→<text:span text:style-name="T18"> Stakeholder: Person die Anforderungen an ein System hat.</text:span></text:p>
      <text:p text:style-name="P9"><text:tab/>→<text:span text:style-name="T18"> Nach Herausgabe der ersten Version äußert der Stakeholder evtl. Weitere noch nicht</text:span></text:p>
      <text:p text:style-name="P9"><text:tab/><text:tab/><text:span text:style-name="T18">implementierte Funktionalitäten, die er vorher noch nicht erkannt hat. </text:span></text:p>
      <text:p text:style-name="P9"><text:tab/><text:tab/><text:span text:style-name="T18">Dadurch muss Die Entwicklung des Grundsystems fortgesetzt werden.</text:span></text:p>
      <text:p text:style-name="P9">→<text:span text:style-name="T18"> Neue rechtliche Vorgaben, technologische Entwicklung, Marktsituation, nimmt Einfluss auf die </text:span></text:p>
      <text:p text:style-name="P9"><text:tab/><text:span text:style-name="T21">Anforderungen der zu entwickelnden Software. </text:span></text:p>
      <text:p text:style-name="P9"><text:tab/>→<text:span text:style-name="T21"> Sich ändernde und widersprechende Anforderungen führen oft zum Abbruch von</text:span></text:p>
      <text:p text:style-name="P9"><text:tab/><text:tab/><text:span text:style-name="T21">Softwareprojekten.</text:span></text:p>
      <text:p text:style-name="P9">→<text:span text:style-name="T22"> Fehlendes Fachwissen in einem spezifischem Bereich seitens des Entwicklers.</text:span></text:p>
      <text:p text:style-name="P9">→<text:span text:style-name="T23"> Technologiezentriertheit: Focus liegt auf der Technologie statt auf Anforderung des Anwenders.</text:span></text:p>
      <text:p text:style-name="P16">→<text:span text:style-name="T23"> Schlechte Kommunikation der einzelnen Abteilungen untereinander.</text:span></text:p>
      <text:p text:style-name="P9"/>
      <text:p text:style-name="P9">--<text:span text:style-name="T24">Herausforderung im Software Engineering--</text:span></text:p>
      <text:p text:style-name="P9">→<text:span text:style-name="T24"> Berücksichtigung der Ungewissheit bei Softwareprojekten.</text:span></text:p>
      <text:p text:style-name="P9"><text:tab/>→<text:span text:style-name="T25"> Wirtschaftliche Ungewissheit </text:span></text:p>
      <text:p text:style-name="P9"><text:tab/><text:tab/>→<text:span text:style-name="T25"> cone of Uncertainty (Kegel der Ungewissheit), ist eine Statistik, die als Grafik</text:span></text:p>
      <text:p text:style-name="P9"><text:tab/><text:tab/><text:tab/><text:span text:style-name="T25">dargestellt wird und zeigt die Ungewissheit der Wirtschaft an.</text:span></text:p>
      <text:p text:style-name="P9"><text:tab/><text:tab/><text:tab/>→<text:span text:style-name="T26"> Je früher die Gesamtkosten geschätzt werden, desto abweichender </text:span></text:p>
      <text:p text:style-name="P9"><draw:line text:anchor-type="paragraph" draw:z-index="0" draw:name="Form1" draw:style-name="gr1" draw:text-style-name="P17" svg:x1="3.089cm" svg:y1="0.42cm" svg:x2="3.115cm" svg:y2="4.415cm"><text:p/></draw:line><draw:line text:anchor-type="paragraph" draw:z-index="1" draw:name="Form2" draw:style-name="gr1" draw:text-style-name="P17" svg:x1="3.115cm" svg:y1="4.415cm" svg:x2="13.698cm" svg:y2="4.309cm"><text:p/></draw:line><draw:line text:anchor-type="paragraph" draw:z-index="2" draw:name="Form3" draw:style-name="gr1" draw:text-style-name="P17" svg:x1="3.591cm" svg:y1="1.108cm" svg:x2="4.279cm" svg:y2="2.166cm"><text:p/></draw:line><draw:line text:anchor-type="paragraph" draw:z-index="3" draw:name="Form4" draw:style-name="gr1" draw:text-style-name="P17" svg:x1="4.279cm" svg:y1="2.166cm" svg:x2="6.369cm" svg:y2="3.462cm"><text:p/></draw:line><draw:line text:anchor-type="paragraph" draw:z-index="4" draw:name="Form5" draw:style-name="gr1" draw:text-style-name="P17" svg:x1="6.502cm" svg:y1="3.489cm" svg:x2="9.016cm" svg:y2="4.124cm"><text:p/></draw:line><draw:line text:anchor-type="paragraph" draw:z-index="5" draw:name="Form6" draw:style-name="gr1" draw:text-style-name="P17" svg:x1="9.015cm" svg:y1="4.124cm" svg:x2="10.973cm" svg:y2="4.309cm"><text:p/></draw:line><draw:frame text:anchor-type="paragraph" draw:z-index="6" draw:name="Form7" draw:style-name="gr2" draw:text-style-name="P18" svg:width="3.705cm" svg:height="0.976cm" svg:x="3.882cm" svg:y="1.108cm"><draw:text-box><text:p>Projekt-Start</text:p></draw:text-box></draw:frame><draw:frame text:anchor-type="paragraph" draw:z-index="7" draw:name="Form8" draw:style-name="gr3" draw:text-style-name="P18" svg:width="3.202cm" svg:height="0.874cm" svg:x="10.761cm" svg:y="3.013cm"><draw:text-box><text:p>Projekt-Ende</text:p></draw:text-box></draw:frame><draw:frame text:anchor-type="paragraph" draw:z-index="8" draw:name="Form9" draw:style-name="gr4" draw:text-style-name="P18" svg:width="4.155cm" svg:height="0.795cm" svg:x="-0.563cm" svg:y="0.314cm"><draw:text-box><text:p>Große Ungewissheit</text:p></draw:text-box></draw:frame><text:tab/><text:tab/><text:tab/><text:tab/><text:span text:style-name="T26">wird der tatsächliche Aufwand am Projekt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text:anchor-type="paragraph" draw:z-index="9" draw:name="Form10" draw:style-name="gr5" draw:text-style-name="P18" svg:width="3.678cm" svg:height="0.821cm" svg:x="-0.377cm" svg:y="0.203cm"><draw:text-box><text:p>Keine Ungewissheit</text:p></draw:text-box></draw:frame></text:p>
      <text:p text:style-name="P9"/>
      <text:p text:style-name="P9"/>
      <text:p text:style-name="P9"/>
      <text:p text:style-name="P9"><text:tab/><text:tab/><text:tab/>→<text:span text:style-name="T26"> Am Ende Kann man natürlich eine genaue Aussage über die Kosten</text:span></text:p>
      <text:p text:style-name="P9"><text:tab/><text:tab/><text:tab/><text:tab/><text:span text:style-name="T26">abgeben.</text:span></text:p>
      <text:p text:style-name="P9"/>
      <text:p text:style-name="P9"><text:tab/>→<text:span text:style-name="T26"> Technologische Ungewissheit</text:span></text:p>
      <text:p text:style-name="P9"><text:tab/><text:tab/>→<text:span text:style-name="T26"> Tatsächliche technische Lösung lässt sich erst am Ende des Projektes bestimmen.</text:span></text:p>
      <text:p text:style-name="P9"><text:tab/><text:tab/><text:tab/>→<text:span text:style-name="T27"> Anfangs großer Entscheidungsraum für die Festlegung der Technologien.</text:span></text:p>
      <text:p text:style-name="P9"/>
      <text:p text:style-name="P9"/>
      <text:p text:style-name="P9"/>
      <text:p text:style-name="P9"><text:soft-page-break/>→<text:span text:style-name="T27"> Kommunikation </text:span></text:p>
      <text:p text:style-name="P9"><text:tab/>→<text:span text:style-name="T27"> Steakholder</text:span></text:p>
      <text:p text:style-name="P9"><text:tab/><text:tab/>→<text:span text:style-name="T27"> Erkenntnisse und Planänderungen an alle relevanten Steakholder</text:span></text:p>
      <text:p text:style-name="P9"><text:tab/><text:tab/><text:tab/><text:span text:style-name="T27">verständlich Kommunizieren.</text:span></text:p>
      <text:p text:style-name="P9"><text:tab/><text:tab/>→<text:span text:style-name="T28"> Bei der Qualitätssicherung und treffen von Entscheidungen, müssen </text:span></text:p>
      <text:p text:style-name="P9"><text:tab/><text:tab/><text:tab/><text:span text:style-name="T28">Steakholder aktiv miteinbezogen werden.</text:span></text:p>
      <text:p text:style-name="P10">→ Zielkonflikte</text:p>
      <text:p text:style-name="P10"><text:tab/>→ <text:span text:style-name="T29">Magisches Dreieck zur konkurrierenden Zielen.</text:span></text:p>
      <text:p text:style-name="P10"><draw:line text:anchor-type="paragraph" draw:z-index="10" draw:name="Form11" draw:style-name="gr1" draw:text-style-name="P17" svg:x1="5.126cm" svg:y1="4.665cm" svg:x2="9.65cm" svg:y2="4.691cm"><text:p/></draw:line><draw:line text:anchor-type="paragraph" draw:z-index="11" draw:name="Form12" draw:style-name="gr1" draw:text-style-name="P17" svg:x1="5.126cm" svg:y1="4.665cm" svg:x2="7.137cm" svg:y2="1.993cm"><text:p/></draw:line><draw:line text:anchor-type="paragraph" draw:z-index="12" draw:name="Form13" draw:style-name="gr1" draw:text-style-name="P17" svg:x1="9.651cm" svg:y1="4.665cm" svg:x2="7.137cm" svg:y2="1.993cm"><text:p/></draw:line><draw:frame text:anchor-type="paragraph" draw:z-index="13" draw:name="Form14" draw:style-name="gr6" draw:text-style-name="P18" svg:width="5.716cm" svg:height="1.95cm" svg:x="6.264cm" svg:y="0.988cm"><draw:text-box><text:p>Qualität: korrekt, funktionsfähig</text:p></draw:text-box></draw:frame><draw:frame text:anchor-type="paragraph" draw:z-index="14" draw:name="Form15" draw:style-name="gr7" draw:text-style-name="P18" svg:width="3.255cm" svg:height="1.165cm" svg:x="1.633cm" svg:y="4.295cm"><draw:text-box><text:p>Termin: rechtzeitig </text:p></draw:text-box></draw:frame><draw:frame text:anchor-type="paragraph" draw:z-index="15" draw:name="Form16" draw:style-name="gr8" draw:text-style-name="P18" svg:width="6.192cm" svg:height="0.742cm" svg:x="10.179cm" svg:y="4.56cm"><draw:text-box><text:p>Kosten: im Budget 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<text:tab/>→<text:span text:style-name="T29"> Ändert man eine Zielgröße, ändert das immer auch zwei andere.</text:span></text:p>
      <text:p text:style-name="P10"><text:tab/><text:tab/>→<text:span text:style-name="T29"> Beispiele:</text:span></text:p>
      <text:p text:style-name="P10"><text:tab/><text:tab/><text:tab/>→<text:span text:style-name="T29"> Großen Wert der Qualitätssicherung. </text:span></text:p>
      <text:p text:style-name="P10"><text:tab/><text:tab/><text:tab/><text:tab/>→<text:span text:style-name="T30"> Rechtzeitige Fertigstellung nicht mehr möglich.</text:span></text:p>
      <text:p text:style-name="P10"><text:tab/><text:tab/><text:tab/>→<text:span text:style-name="T30"> Geringe Kosten, gleichzeitig Termin Einhaltung.</text:span></text:p>
      <text:p text:style-name="P10"><text:tab/><text:tab/><text:tab/><text:tab/>→<text:span text:style-name="T30"> Qualität nimmt ab.</text:span></text:p>
      <text:p text:style-name="P10"><text:tab/><text:tab/><text:tab/>→<text:span text:style-name="T30"> Hohe Qualität, gleichzeitig Termin Einhaltung.</text:span></text:p>
      <text:p text:style-name="P10"><text:tab/><text:tab/><text:tab/><text:tab/>→<text:span text:style-name="T30"> Kosten vermehren sich.</text:span></text:p>
      <text:p text:style-name="P10">→<text:span text:style-name="T31"> Komplexität </text:span></text:p>
      <text:p text:style-name="P10"><text:tab/>→<text:span text:style-name="T31"> Stichwörter: immateriell dadurch Abstraktionsfähigkeit der Entwickler.</text:span></text:p>
      <text:p text:style-name="P10"><text:tab/>→<text:span text:style-name="T32"> Rückschluss von grafischem Modell auf Struktur und Verhalten der Software </text:span></text:p>
      <text:p text:style-name="P10"><text:tab/><text:tab/><text:span text:style-name="T32">(intellektuelle Leistung).</text:span></text:p>
      <text:p text:style-name="P11"><text:tab/>→<text:span text:style-name="T33"> Grafische Modelle sind eine zentrale Technik des SE.</text:span></text:p>
      <text:p text:style-name="P12"><text:tab/><text:tab/>→ Beherrschung der Komplexität.</text:p>
      <text:p text:style-name="P13"><text:tab/>→ Organisatorische Planung: Ressourcen und Aktivitäten.</text:p>
      <text:p text:style-name="P13"><text:tab/>→ Technische Planung: Spezifikation, Grafische Softwaremodelle.</text:p>
      <text:p text:style-name="P13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6:52:47.967257651</meta:creation-date>
    <meta:generator>LibreOffice/6.0.7.3$Linux_X86_64 LibreOffice_project/00m0$Build-3</meta:generator>
    <dc:date>2019-09-19T18:17:53.288398196</dc:date>
    <meta:editing-duration>PT3H49M44S</meta:editing-duration>
    <meta:editing-cycles>48</meta:editing-cycles>
    <meta:document-statistic meta:table-count="0" meta:image-count="0" meta:object-count="0" meta:page-count="3" meta:paragraph-count="100" meta:word-count="742" meta:character-count="5731" meta:non-whitespace-character-count="4935"/>
  </office:meta>
</office:document-meta>
</file>